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2.1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0"/>
    <style:style style:name="ce3" style:family="table-cell" style:parent-style-name="Default" style:data-style-name="N2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lassA" table:style-name="ta1">
        <table:table-column table:style-name="co1" table:number-columns-repeated="12" table:default-cell-style-name="Default"/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PRE</text:p>
          </table:table-cell>
          <table:covered-table-cell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1" table:number-rows-spanned="2">
            <text:p>GT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559" calcext:value-type="float">
            <text:p>559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covered-table-cell/>
          <table:table-cell table:style-name="ce1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table:style-name="ce2" table:formula="of:=([.C3]+[.D4])/([.C3]+[.D3]+[.C4]+[.D4])" office:value-type="float" office:value="0.971153846153846" calcext:value-type="float">
            <text:p>0.971153846153846</text:p>
          </table:table-cell>
          <table:table-cell table:style-name="ce2" table:formula="of:=([$ClassA.C6]+[$ClassB.C6]+[$ClassC.C6]+[$ClassD.C6]+[$ClassE.C6])/5" office:value-type="float" office:value="0.985096153846154" calcext:value-type="float">
            <text:p>0.985096153846154</text:p>
          </table:table-cell>
          <table:table-cell/>
          <table:table-cell office:value-type="string" calcext:value-type="string">
            <text:p>Sum</text:p>
          </table:table-cell>
          <table:table-cell table:formula="of:=[.C3]+[.D3]+[.C4]+[.D4]" office:value-type="float" office:value="832" calcext:value-type="float">
            <text:p>83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table:style-name="ce2" table:formula="of:=[.C3]/([.C4]+[.C3])" office:value-type="float" office:value="0.973867595818815" calcext:value-type="float">
            <text:p>0.973867595818815</text:p>
          </table:table-cell>
          <table:table-cell table:formula="of:=([$ClassA.C7]+[$ClassB.C7]+[$ClassC.C7]+[$ClassD.C7]+[$ClassE.C7])/5" office:value-type="float" office:value="0.769349088521941" calcext:value-type="float">
            <text:p>0.769349088521941</text:p>
          </table:table-cell>
          <table:table-cell table:number-columns-repeated="7"/>
          <table:table-cell table:style-name="ce3" office:value-type="float" office:value="1.12231" calcext:value-type="float">
            <text:p>1.12</text:p>
          </table:table-cell>
        </table:table-row>
        <table:table-row table:style-name="ro1">
          <table:table-cell/>
          <table:table-cell office:value-type="string" calcext:value-type="string">
            <text:p>Recall </text:p>
          </table:table-cell>
          <table:table-cell table:style-name="ce2" table:formula="of:=[.C3]/([.C3]+[.D3])" office:value-type="float" office:value="0.984154929577465" calcext:value-type="float">
            <text:p>0.984154929577465</text:p>
          </table:table-cell>
          <table:table-cell table:style-name="ce2" table:formula="of:=([$ClassA.C8]+[$ClassB.C8]+[$ClassC.C8]+[$ClassD.C8]+[$ClassE.C8])/5" office:value-type="float" office:value="0.751638678223185" calcext:value-type="float">
            <text:p>0.75163867822318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cro-F1</text:p>
          </table:table-cell>
          <table:table-cell table:style-name="ce2" table:formula="of:=2/(1/[.C7] + 1/[.C8])" office:value-type="float" office:value="0.978984238178634" calcext:value-type="float">
            <text:p>0.978984238178634</text:p>
          </table:table-cell>
          <table:table-cell table:formula="of:=([$ClassA.C9]+[$ClassB.C9]+[$ClassC.C9]+[$ClassD.C9]+[$ClassE.C9])/5" office:value-type="float" office:value="0.759823798128843" calcext:value-type="float">
            <text:p>0.75982379812884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number-columns-repeated="8"/>
        </table:table-row>
      </table:table>
      <table:table table:name="ClassB" table:style-name="ta1"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PRE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GT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covered-table-cell/>
          <table:table-cell table:style-name="ce1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formula="of:=832 -[.C3]-[.D3]-[.C4]" office:value-type="float" office:value="777" calcext:value-type="float">
            <text:p>777</text:p>
          </table:table-cell>
        </table:table-row>
        <table:table-row table:style-name="ro1"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table:formula="of:=([.C3]+[.D4])/([.C3]+[.D3]+[.C4]+[.D4])" office:value-type="float" office:value="0.985576923076923" calcext:value-type="float">
            <text:p>0.985576923076923</text:p>
          </table:table-cell>
          <table:table-cell table:style-name="ce2" table:formula="of:=([$ClassA.C6]+[$ClassB.C6]+[$ClassC.C6]+[$ClassD.C6]+[$ClassE.C6])/5" office:value-type="float" office:value="0.985096153846154" calcext:value-type="float">
            <text:p>0.985096153846154</text:p>
          </table:table-cell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table:formula="of:=[.C3]/([.C4]+[.C3])" office:value-type="float" office:value="0.934782608695652" calcext:value-type="float">
            <text:p>0.934782608695652</text:p>
          </table:table-cell>
          <table:table-cell table:formula="of:=([$ClassA.C7]+[$ClassB.C7]+[$ClassC.C7]+[$ClassD.C7]+[$ClassE.C7])/5" office:value-type="float" office:value="0.769349088521941" calcext:value-type="float">
            <text:p>0.769349088521941</text:p>
          </table:table-cell>
        </table:table-row>
        <table:table-row table:style-name="ro1">
          <table:table-cell/>
          <table:table-cell office:value-type="string" calcext:value-type="string">
            <text:p>Recall </text:p>
          </table:table-cell>
          <table:table-cell table:formula="of:=[.C3]/([.C3]+[.D3])" office:value-type="float" office:value="0.826923076923077" calcext:value-type="float">
            <text:p>0.826923076923077</text:p>
          </table:table-cell>
          <table:table-cell table:style-name="ce2" table:formula="of:=([$ClassA.C8]+[$ClassB.C8]+[$ClassC.C8]+[$ClassD.C8]+[$ClassE.C8])/5" office:value-type="float" office:value="0.751638678223185" calcext:value-type="float">
            <text:p>0.751638678223185</text:p>
          </table:table-cell>
        </table:table-row>
        <table:table-row table:style-name="ro1">
          <table:table-cell/>
          <table:table-cell office:value-type="string" calcext:value-type="string">
            <text:p>Macro-F1</text:p>
          </table:table-cell>
          <table:table-cell table:formula="of:=2/(1/[.C7] + 1/[.C8])" office:value-type="float" office:value="0.877551020408163" calcext:value-type="float">
            <text:p>0.877551020408163</text:p>
          </table:table-cell>
          <table:table-cell table:formula="of:=([$ClassA.C9]+[$ClassB.C9]+[$ClassC.C9]+[$ClassD.C9]+[$ClassE.C9])/5" office:value-type="float" office:value="0.759823798128843" calcext:value-type="float">
            <text:p>0.75982379812884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</table:table-row>
      </table:table>
      <table:table table:name="ClassC" table:style-name="ta1"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PRE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GT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197" calcext:value-type="float">
            <text:p>19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covered-table-cell/>
          <table:table-cell table:style-name="ce1" office:value-type="boolean" office:boolean-value="false" calcext:value-type="boolean">
            <text:p>FALSE</text:p>
          </table:table-cell>
          <table:table-cell office:value-type="float" office:value="13" calcext:value-type="float">
            <text:p>13</text:p>
          </table:table-cell>
          <table:table-cell table:formula="of:=832-[.C3]-[.D3]-[.C4]" office:value-type="float" office:value="611" calcext:value-type="float">
            <text:p>611</text:p>
          </table:table-cell>
        </table:table-row>
        <table:table-row table:style-name="ro1"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table:formula="of:=([.C3]+[.D4])/([.C3]+[.D3]+[.C4]+[.D4])" office:value-type="float" office:value="0.971153846153846" calcext:value-type="float">
            <text:p>0.971153846153846</text:p>
          </table:table-cell>
          <table:table-cell table:style-name="ce2" table:formula="of:=([$ClassA.C6]+[$ClassB.C6]+[$ClassC.C6]+[$ClassD.C6]+[$ClassE.C6])/5" office:value-type="float" office:value="0.985096153846154" calcext:value-type="float">
            <text:p>0.985096153846154</text:p>
          </table:table-cell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table:formula="of:=[.C3]/([.C4]+[.C3])" office:value-type="float" office:value="0.938095238095238" calcext:value-type="float">
            <text:p>0.938095238095238</text:p>
          </table:table-cell>
          <table:table-cell table:formula="of:=([$ClassA.C7]+[$ClassB.C7]+[$ClassC.C7]+[$ClassD.C7]+[$ClassE.C7])/5" office:value-type="float" office:value="0.769349088521941" calcext:value-type="float">
            <text:p>0.769349088521941</text:p>
          </table:table-cell>
        </table:table-row>
        <table:table-row table:style-name="ro1">
          <table:table-cell/>
          <table:table-cell office:value-type="string" calcext:value-type="string">
            <text:p>Recall </text:p>
          </table:table-cell>
          <table:table-cell table:formula="of:=[.C3]/([.C3]+[.D3])" office:value-type="float" office:value="0.947115384615385" calcext:value-type="float">
            <text:p>0.947115384615385</text:p>
          </table:table-cell>
          <table:table-cell table:style-name="ce2" table:formula="of:=([$ClassA.C8]+[$ClassB.C8]+[$ClassC.C8]+[$ClassD.C8]+[$ClassE.C8])/5" office:value-type="float" office:value="0.751638678223185" calcext:value-type="float">
            <text:p>0.751638678223185</text:p>
          </table:table-cell>
        </table:table-row>
        <table:table-row table:style-name="ro1">
          <table:table-cell/>
          <table:table-cell office:value-type="string" calcext:value-type="string">
            <text:p>Macro-F1</text:p>
          </table:table-cell>
          <table:table-cell table:formula="of:=2/(1/[.C7] + 1/[.C8])" office:value-type="float" office:value="0.942583732057416" calcext:value-type="float">
            <text:p>0.942583732057416</text:p>
          </table:table-cell>
          <table:table-cell table:formula="of:=([$ClassA.C9]+[$ClassB.C9]+[$ClassC.C9]+[$ClassD.C9]+[$ClassE.C9])/5" office:value-type="float" office:value="0.759823798128843" calcext:value-type="float">
            <text:p>0.75982379812884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</table:table-row>
      </table:table>
      <table:table table:name="ClassD" table:style-name="ta1">
        <table:table-column table:style-name="co2" table:default-cell-style-name="Default"/>
        <table:table-column table:style-name="co3" table:default-cell-style-name="ce12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Default"/>
          <table:table-cell table:style-name="ce12" office:value-type="string" calcext:value-type="string" table:number-columns-spanned="2" table:number-rows-spanned="1">
            <text:p>PRE</text:p>
          </table:table-cell>
          <table:covered-table-cell table:style-name="ce12"/>
        </table:table-row>
        <table:table-row table:style-name="ro1">
          <table:table-cell/>
          <table:table-cell table:style-name="Default"/>
          <table:table-cell table:style-name="ce12" office:value-type="string" calcext:value-type="string">
            <text:p>POSITIVE</text:p>
          </table:table-cell>
          <table:table-cell table:style-name="ce12" office:value-type="string" calcext:value-type="string">
            <text:p>NEGATIVE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GT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 table:style-name="ce5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832-[.D3]" office:value-type="float" office:value="830" calcext:value-type="float">
            <text:p>830</text:p>
          </table:table-cell>
        </table:table-row>
        <table:table-row table:style-name="ro1">
          <table:table-cell/>
          <table:table-cell table:style-name="ce5"/>
          <table:table-cell table:number-columns-repeated="2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table:style-name="ce7" table:formula="of:=([.C3]+[.D4])/([.C3]+[.D3]+[.C4]+[.D4])" office:value-type="float" office:value="0.997596153846154" calcext:value-type="float">
            <text:p>0.997596153846154</text:p>
          </table:table-cell>
          <table:table-cell table:style-name="ce2" table:formula="of:=([$ClassA.C6]+[$ClassB.C6]+[$ClassC.C6]+[$ClassD.C6]+[$ClassE.C6])/5" office:value-type="float" office:value="0.985096153846154" calcext:value-type="float">
            <text:p>0.985096153846154</text:p>
          </table:table-cell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table:style-name="ce7" office:value-type="float" office:value="0" calcext:value-type="float">
            <text:p>0</text:p>
          </table:table-cell>
          <table:table-cell table:formula="of:=([$ClassA.C7]+[$ClassB.C7]+[$ClassC.C7]+[$ClassD.C7]+[$ClassE.C7])/5" office:value-type="float" office:value="0.769349088521941" calcext:value-type="float">
            <text:p>0.769349088521941</text:p>
          </table:table-cell>
        </table:table-row>
        <table:table-row table:style-name="ro1">
          <table:table-cell/>
          <table:table-cell office:value-type="string" calcext:value-type="string">
            <text:p>Recall </text:p>
          </table:table-cell>
          <table:table-cell table:style-name="ce7" table:formula="of:=[.C3]/([.C3]+[.D3])" office:value-type="float" office:value="0" calcext:value-type="float">
            <text:p>0</text:p>
          </table:table-cell>
          <table:table-cell table:style-name="ce2" table:formula="of:=([$ClassA.C8]+[$ClassB.C8]+[$ClassC.C8]+[$ClassD.C8]+[$ClassE.C8])/5" office:value-type="float" office:value="0.751638678223185" calcext:value-type="float">
            <text:p>0.751638678223185</text:p>
          </table:table-cell>
        </table:table-row>
        <table:table-row table:style-name="ro1">
          <table:table-cell/>
          <table:table-cell office:value-type="string" calcext:value-type="string">
            <text:p>Macro-F1</text:p>
          </table:table-cell>
          <table:table-cell table:style-name="ce7" office:value-type="float" office:value="0" calcext:value-type="float">
            <text:p>0</text:p>
          </table:table-cell>
          <table:table-cell table:formula="of:=([$ClassA.C9]+[$ClassB.C9]+[$ClassC.C9]+[$ClassD.C9]+[$ClassE.C9])/5" office:value-type="float" office:value="0.759823798128843" calcext:value-type="float">
            <text:p>0.759823798128843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Average</text:p>
          </table:table-cell>
        </table:table-row>
      </table:table>
      <table:table table:name="ClassE" table:style-name="ta1"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PRE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GT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1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832 - 2" office:value-type="float" office:value="830" calcext:value-type="float">
            <text:p>830</text:p>
          </table:table-cell>
        </table:table-row>
        <table:table-row table:style-name="ro1"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table:formula="of:=([.C3]+[.D4])/([.C3]+[.D3]+[.C4]+[.D4])" office:value-type="float" office:value="1" calcext:value-type="float">
            <text:p>1</text:p>
          </table:table-cell>
          <table:table-cell table:style-name="ce2" table:formula="of:=([$ClassA.C6]+[$ClassB.C6]+[$ClassC.C6]+[$ClassD.C6]+[$ClassE.C6])/5" office:value-type="float" office:value="0.985096153846154" calcext:value-type="float">
            <text:p>0.985096153846154</text:p>
          </table:table-cell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table:formula="of:=[.C3]/([.C4]+[.C3])" office:value-type="float" office:value="1" calcext:value-type="float">
            <text:p>1</text:p>
          </table:table-cell>
          <table:table-cell table:formula="of:=([$ClassA.C7]+[$ClassB.C7]+[$ClassC.C7]+[$ClassD.C7]+[$ClassE.C7])/5" office:value-type="float" office:value="0.769349088521941" calcext:value-type="float">
            <text:p>0.769349088521941</text:p>
          </table:table-cell>
        </table:table-row>
        <table:table-row table:style-name="ro1">
          <table:table-cell/>
          <table:table-cell office:value-type="string" calcext:value-type="string">
            <text:p>Recall </text:p>
          </table:table-cell>
          <table:table-cell table:formula="of:=[.C3]/([.C3]+[.D3])" office:value-type="float" office:value="1" calcext:value-type="float">
            <text:p>1</text:p>
          </table:table-cell>
          <table:table-cell table:style-name="ce2" table:formula="of:=([$ClassA.C8]+[$ClassB.C8]+[$ClassC.C8]+[$ClassD.C8]+[$ClassE.C8])/5" office:value-type="float" office:value="0.751638678223185" calcext:value-type="float">
            <text:p>0.751638678223185</text:p>
          </table:table-cell>
        </table:table-row>
        <table:table-row table:style-name="ro1">
          <table:table-cell/>
          <table:table-cell office:value-type="string" calcext:value-type="string">
            <text:p>Macro-F1</text:p>
          </table:table-cell>
          <table:table-cell table:formula="of:=2/(1/[.C7] + 1/[.C8])" office:value-type="float" office:value="1" calcext:value-type="float">
            <text:p>1</text:p>
          </table:table-cell>
          <table:table-cell table:formula="of:=([$ClassA.C9]+[$ClassB.C9]+[$ClassC.C9]+[$ClassD.C9]+[$ClassE.C9])/5" office:value-type="float" office:value="0.759823798128843" calcext:value-type="float">
            <text:p>0.75982379812884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18">
      <number:number number:decimal-places="6" number:min-decimal-places="6" number:min-integer-digits="1"/>
    </number:number-style>
    <number:number-style style:name="N117">
      <number:number number:decimal-places="19" number:min-decimal-places="19" number:min-integer-digits="1"/>
    </number:number-style>
    <number:number-style style:name="N116">
      <number:number number:decimal-places="18" number:min-decimal-places="18" number:min-integer-digits="1"/>
    </number:number-style>
    <number:number-style style:name="N115">
      <number:number number:decimal-places="17" number:min-decimal-places="17" number:min-integer-digits="1"/>
    </number:number-style>
    <number:number-style style:name="N114">
      <number:number number:decimal-places="16" number:min-decimal-places="16" number:min-integer-digits="1"/>
    </number:number-style>
    <number:number-style style:name="N113">
      <number:number number:decimal-places="15" number:min-decimal-places="15" number:min-integer-digits="1"/>
    </number:number-style>
    <number:number-style style:name="N112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2T01:23:21.663077053</dc:date>
    <meta:editing-duration>PT1H39M36S</meta:editing-duration>
    <meta:editing-cycles>9</meta:editing-cycles>
    <meta:generator>LibreOffice/7.3.7.2$Linux_X86_64 LibreOffice_project/30$Build-2</meta:generator>
    <meta:document-statistic meta:table-count="5" meta:cell-count="118" meta:object-count="0"/>
  </office:meta>
</office:document-meta>
</file>